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24300000CCB220D54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svg:stroke-width="0.076cm" svg:stroke-color="#000000" draw:marker-start-width="0.432cm" draw:marker-end-width="0.432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marker-start-width="0.419cm" draw:marker-end-width="0.419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size="23.2000007629395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Times new roman1" fo:font-size="23.2000007629395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87cm" svg:height="16.713cm" svg:x="0.127cm" svg:y="2.235cm">
          <draw:image xlink:href="Pictures/100000000000124300000CCB220D54D8.png" xlink:type="simple" xlink:show="embed" xlink:actuate="onLoad">
            <text:p/>
          </draw:image>
        </draw:frame>
        <draw:frame draw:style-name="gr2" draw:text-style-name="P2" draw:layer="layout" svg:width="2.896cm" svg:height="1.469cm" svg:x="25.555cm" svg:y="11.047cm">
          <draw:text-box>
            <text:p><text:span text:style-name="T1">HTLS</text:span></text:p>
          </draw:text-box>
        </draw:frame>
        <draw:frame draw:style-name="gr3" draw:text-style-name="P3" draw:layer="layout" svg:width="3.147cm" svg:height="1.195cm" svg:x="9.02cm" svg:y="0.4cm">
          <draw:text-box>
            <text:p text:style-name="P1"><text:span text:style-name="T1">LTHS</text:span></text:p>
          </draw:text-box>
        </draw:frame>
        <draw:custom-shape draw:style-name="gr4" draw:text-style-name="P1" draw:layer="layout" svg:width="1.014cm" svg:height="10.419cm" svg:x="24.541cm" svg:y="6.3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983cm" svg:height="16.067cm" draw:transform="rotate (1.5707963267949) translate (2.536cm 2.3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575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5.715cm" svg:height="3.18cm" svg:x="1.426cm" svg:y="0.756cm" presentation:class="title" presentation:placeholder="true">
        <draw:text-box/>
      </draw:frame>
      <draw:frame presentation:style-name="Default-outline1" draw:layer="backgroundobjects" svg:width="25.715cm" svg:height="11.049cm" svg:x="1.426cm" svg:y="4.455cm" presentation:class="outline" presentation:placeholder="true">
        <draw:text-box/>
      </draw:frame>
      <draw:frame presentation:style-name="Mpr1" draw:text-style-name="MP1" draw:layer="backgroundobjects" svg:width="6.657cm" svg:height="1.313cm" svg:x="1.426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056cm" svg:height="1.313cm" svg:x="9.771cm" svg:y="17.3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657cm" svg:height="1.313cm" svg:x="20.486cm" svg:y="17.3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2:01:41.793507540</meta:creation-date>
    <dc:date>2016-09-14T16:15:12.978265443</dc:date>
    <meta:editing-duration>PT2M36S</meta:editing-duration>
    <meta:editing-cycles>4</meta:editing-cycles>
    <meta:generator>LibreOffice/4.2.8.2$Linux_X86_64 LibreOffice_project/420m0$Build-2</meta:generator>
    <meta:document-statistic meta:object-count="28"/>
  </office:meta>
</office:document-meta>
</file>